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1d1" officeooo:paragraph-rsid="001fd1d1"/>
    </style:style>
    <style:style style:name="P2" style:family="paragraph" style:parent-style-name="Standard">
      <style:text-properties officeooo:rsid="00225d8c" officeooo:paragraph-rsid="00225d8c"/>
    </style:style>
    <style:style style:name="P3" style:family="paragraph" style:parent-style-name="Standard">
      <style:text-properties officeooo:rsid="00286b95" officeooo:paragraph-rsid="00286b95"/>
    </style:style>
    <style:style style:name="P4" style:family="paragraph" style:parent-style-name="Standard">
      <style:text-properties officeooo:rsid="00296922" officeooo:paragraph-rsid="00296922"/>
    </style:style>
    <style:style style:name="T1" style:family="text">
      <style:text-properties officeooo:rsid="002080c2"/>
    </style:style>
    <style:style style:name="T2" style:family="text">
      <style:text-properties officeooo:rsid="002253cc"/>
    </style:style>
    <style:style style:name="T3" style:family="text">
      <style:text-properties officeooo:rsid="00228377"/>
    </style:style>
    <style:style style:name="T4" style:family="text">
      <style:text-properties officeooo:rsid="0023ba2b"/>
    </style:style>
    <style:style style:name="T5" style:family="text">
      <style:text-properties officeooo:rsid="00259b10"/>
    </style:style>
    <style:style style:name="T6" style:family="text">
      <style:text-properties officeooo:rsid="00296922"/>
    </style:style>
    <style:style style:name="T7" style:family="text">
      <style:text-properties officeooo:rsid="002ae1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lcome to the CarlMarks Web Development Agency.</text:p>
      <text:p text:style-name="P1"/>
      <text:p text:style-name="P1">Founded <text:span text:style-name="T1">as long ago as</text:span> early 2023, <text:span text:style-name="T1">we at </text:span>CarlMarks specialise in working closely alongside our clients to create web-based solutions that fit their needs <text:span text:style-name="T1">perfectly</text:span>. We can take your fledgling idea and, <text:span text:style-name="T2">utilising</text:span><text:span text:style-name="T1"> </text:span><text:span text:style-name="T2">our days and</text:span><text:span text:style-name="T1"> days of web development experience, </text:span><text:span text:style-name="T2">bring it to life before your eyes.</text:span></text:p>
      <text:p text:style-name="P1"/>
      <text:p text:style-name="P2">Based in <text:span text:style-name="T5">the</text:span><text:span text:style-name="T4"> state-of-the-art </text:span><text:span text:style-name="T5">Space4 offices</text:span> in Finsbury Park, London, we have worked with <text:span text:style-name="T3">imaginary </text:span>clients from as far away as Holloway Road.</text:p>
      <text:p text:style-name="P2"/>
      <text:p text:style-name="P3">Check out our ‘About us’ section to find out about our talented developers, or head straight to our contact form to get in touch to discuss your <text:span text:style-name="T6">req</text:span><text:span text:style-name="T7">u</text:span><text:span text:style-name="T6">irements.</text:span></text:p>
      <text:p text:style-name="P3"/>
      <text:p text:style-name="P4">Don’t be a pleb – start your next web project with us TODAY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4:31:35.375146519</meta:creation-date>
    <dc:date>2023-01-26T16:50:59.529629988</dc:date>
    <meta:editing-duration>PT1H55M59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19" meta:character-count="704" meta:non-whitespace-character-count="589"/>
  </office:meta>
</office:document-meta>
</file>